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10" style:family="table">
      <style:table-properties style:width="15.663cm" table:align="margins"/>
    </style:style>
    <style:style style:name="Tabla10.A" style:family="table-column">
      <style:table-column-properties style:column-width="15.663cm" style:rel-column-width="65535*"/>
    </style:style>
    <style:style style:name="Tabla10.A1" style:family="table-cell">
      <style:table-cell-properties fo:padding="0.097cm" fo:border="0.05pt solid #000080"/>
    </style:style>
    <style:style style:name="Tabla1" style:family="table">
      <style:table-properties style:width="15.663cm" table:align="margins"/>
    </style:style>
    <style:style style:name="Tabla1.A" style:family="table-column">
      <style:table-column-properties style:column-width="15.663cm" style:rel-column-width="65535*"/>
    </style:style>
    <style:style style:name="Tabla1.A1" style:family="table-cell">
      <style:table-cell-properties fo:padding="0.097cm" fo:border="0.05pt solid #000080"/>
    </style:style>
    <style:style style:name="Tabla2" style:family="table">
      <style:table-properties style:width="15.663cm" table:align="margins"/>
    </style:style>
    <style:style style:name="Tabla2.A" style:family="table-column">
      <style:table-column-properties style:column-width="15.663cm" style:rel-column-width="65535*"/>
    </style:style>
    <style:style style:name="Tabla2.A1" style:family="table-cell">
      <style:table-cell-properties fo:padding="0.097cm" fo:border="0.05pt solid #000080"/>
    </style:style>
    <style:style style:name="Tabla3" style:family="table">
      <style:table-properties style:width="15.663cm" table:align="margins"/>
    </style:style>
    <style:style style:name="Tabla3.A" style:family="table-column">
      <style:table-column-properties style:column-width="15.663cm" style:rel-column-width="65535*"/>
    </style:style>
    <style:style style:name="Tabla3.A1" style:family="table-cell">
      <style:table-cell-properties fo:padding="0.097cm" fo:border="0.05pt solid #000080"/>
    </style:style>
    <style:style style:name="P1" style:family="paragraph" style:parent-style-name="Standard">
      <style:paragraph-properties fo:margin-top="0cm" fo:margin-bottom="0.3cm" loext:contextual-spacing="false"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top="0cm" fo:margin-bottom="0.3cm" loext:contextual-spacing="false" fo:text-align="center" style:justify-single-word="false"/>
      <style:text-properties style:font-name="Arial" fo:font-weight="bold" style:font-weight-asian="bold"/>
    </style:style>
    <style:style style:name="P3" style:family="paragraph" style:parent-style-name="Text_20_body">
      <style:paragraph-properties fo:margin-top="0cm" fo:margin-bottom="0.3cm" loext:contextual-spacing="false"/>
    </style:style>
    <style:style style:name="P4" style:family="paragraph" style:parent-style-name="Text_20_body">
      <style:paragraph-properties fo:margin-top="0cm" fo:margin-bottom="0.3cm" loext:contextual-spacing="false"/>
      <style:text-properties fo:font-weight="bold" style:font-weight-asian="bold" style:font-weight-complex="bold"/>
    </style:style>
    <style:style style:name="P5" style:family="paragraph" style:parent-style-name="Text_20_body">
      <style:paragraph-properties fo:margin-top="0cm" fo:margin-bottom="0.3cm" loext:contextual-spacing="false"/>
      <style:text-properties fo:font-weight="normal" style:font-weight-asian="normal" style:font-weight-complex="normal"/>
    </style:style>
    <style:style style:name="P6" style:family="paragraph" style:parent-style-name="Text_20_body">
      <style:paragraph-properties fo:margin-top="0cm" fo:margin-bottom="0.3cm" loext:contextual-spacing="false" fo:text-align="center" style:justify-single-word="false"/>
      <style:text-properties fo:color="#800000" fo:font-size="14pt" fo:font-weight="bold" style:font-size-asian="14pt" style:font-weight-asian="bold" style:font-size-complex="14pt" style:font-weight-complex="bold"/>
    </style:style>
    <style:style style:name="P7" style:family="paragraph" style:parent-style-name="Text_20_body">
      <style:paragraph-properties fo:margin-top="0cm" fo:margin-bottom="0.3cm" loext:contextual-spacing="false"/>
      <style:text-properties fo:color="#000080" fo:font-weight="bold" style:font-weight-asian="bold" style:font-weight-complex="bold"/>
    </style:style>
    <style:style style:name="P8" style:family="paragraph" style:parent-style-name="Text_20_body">
      <style:paragraph-properties fo:margin-top="0cm" fo:margin-bottom="0.3cm" loext:contextual-spacing="false"/>
      <style:text-properties fo:color="#000080" fo:font-size="12pt" fo:font-weight="bold" style:font-size-asian="12pt" style:font-weight-asian="bold" style:font-size-complex="12pt" style:font-weight-complex="bold"/>
    </style:style>
    <style:style style:name="P9" style:family="paragraph" style:parent-style-name="Text_20_body">
      <style:paragraph-properties fo:margin-top="0cm" fo:margin-bottom="0.3cm" loext:contextual-spacing="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margin-top="0cm" fo:margin-bottom="0.3cm" loext:contextual-spacing="false"/>
      <style:text-properties style:use-window-font-color="true" fo:font-size="12pt" fo:font-weight="normal" style:font-size-asian="12pt" style:font-weight-asian="normal" style:font-size-complex="12pt" style:font-weight-complex="normal"/>
    </style:style>
    <style:style style:name="P11" style:family="paragraph" style:parent-style-name="Text_20_body">
      <style:paragraph-properties fo:margin-top="0cm" fo:margin-bottom="0.3cm" loext:contextual-spacing="false"/>
      <style:text-properties style:use-window-font-color="true" fo:font-size="12pt" fo:font-weight="bold" style:font-size-asian="12pt" style:font-weight-asian="normal" style:font-size-complex="12pt" style:font-weight-complex="normal"/>
    </style:style>
    <style:style style:name="P12" style:family="paragraph" style:parent-style-name="Table_20_Contents">
      <style:paragraph-properties fo:margin-top="0cm" fo:margin-bottom="0.3cm" loext:contextual-spacing="false"/>
      <style:text-properties fo:color="#000080" style:font-name="Arial1"/>
    </style:style>
    <style:style style:name="P13" style:family="paragraph" style:parent-style-name="Text_20_body">
      <style:paragraph-properties fo:margin-left="0cm" fo:margin-right="0cm" fo:margin-top="0cm" fo:margin-bottom="0.3cm" loext:contextual-spacing="false" fo:text-indent="0cm" style:auto-text-indent="false"/>
      <style:text-properties style:use-window-font-color="true"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margin-top="0cm" fo:margin-bottom="0.3cm" loext:contextual-spacing="false" fo:text-indent="0cm" style:auto-text-indent="false"/>
      <style:text-properties style:use-window-font-color="true" style:font-name="Ubuntu Mono" fo:font-size="12pt" fo:font-weight="normal" style:font-size-asian="12pt" style:font-weight-asian="normal" style:font-size-complex="12pt" style:font-weight-complex="normal"/>
    </style:style>
    <style:style style:name="P15" style:family="paragraph" style:parent-style-name="Text_20_body">
      <style:paragraph-properties fo:margin-top="0cm" fo:margin-bottom="0.499cm" loext:contextual-spacing="false"/>
    </style:style>
    <style:style style:name="P16" style:family="paragraph" style:parent-style-name="Standard" style:master-page-name="Standard">
      <style:paragraph-properties fo:margin-top="0cm" fo:margin-bottom="0.3cm" loext:contextual-spacing="false"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
      <style:paragraph-properties fo:margin-top="0cm" fo:margin-bottom="0.3cm" loext:contextual-spacing="false"/>
    </style:style>
    <style:style style:name="P20" style:family="paragraph" style:parent-style-name="Text_20_body" style:list-style-name="L2">
      <style:paragraph-properties fo:margin-top="0cm" fo:margin-bottom="0.499cm" loext:contextual-spacing="false"/>
    </style:style>
    <style:style style:name="P21" style:family="paragraph" style:parent-style-name="Text_20_body" style:list-style-name="L3">
      <style:paragraph-properties fo:margin-top="0cm" fo:margin-bottom="0.499cm" loext:contextual-spacing="false"/>
    </style:style>
    <style:style style:name="P22" style:family="paragraph" style:parent-style-name="Text_20_body" style:list-style-name="L4">
      <style:paragraph-properties fo:margin-top="0cm" fo:margin-bottom="0.499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44335"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fo:font-size="12pt" fo:font-weight="normal" style:font-size-asian="12pt" style:font-weight-asian="normal" style:font-size-complex="12pt" style:font-weight-complex="normal"/>
    </style:style>
    <style:style style:name="T6" style:family="text">
      <style:text-properties style:use-window-font-color="true" fo:font-size="12pt" fo:font-weight="bold" style:font-size-asian="12pt" style:font-weight-asian="bold" style:font-size-complex="12pt" style:font-weight-complex="bold"/>
    </style:style>
    <style:style style:name="T7" style:family="text">
      <style:text-properties officeooo:rsid="000443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GF. IES Haría</text:p>
      <text:p text:style-name="P1">UT3. Actividad 3</text:p>
      <text:p text:style-name="P2">Copias de seguridad</text:p>
      <text:p text:style-name="P2"/>
      <text:p text:style-name="P3"><text:span text:style-name="T2">Objetivo general</text:span>: Conocer los diferentes tipos de copias de seguridad y r<text:span text:style-name="T4">ealización de copias de seguridad con diferentes sistemas operativos y software de cliente en almacenamiento externo.</text:span></text:p>
      <text:p text:style-name="P4"/>
      <text:p text:style-name="P5"><text:span text:style-name="T2">Duración prevista:</text:span> 3 horas</text:p>
      <text:p text:style-name="P4"/>
      <text:p text:style-name="P3"><text:span text:style-name="T2">Software</text:span><text:span text:style-name="T4">: FreeNAS , Virtual Box, maquinas virtuales de W7, Uranium Backup, Simple backup</text:span></text:p>
      <text:p text:style-name="P4"/>
      <text:p text:style-name="P4">Mínimos que se persiguen en la actividad: </text:p>
      <text:p text:style-name="P4"/>
      <text:list xml:id="list6571525860112063541" text:style-name="L1">
        <text:list-item>
          <text:p text:style-name="P19">Importancia de la realización de copias de seguridad</text:p>
        </text:list-item>
        <text:list-item>
          <text:p text:style-name="P19">Aspectos a tener en cuenta en la planificación y diseño de copìas de seguridad.</text:p>
        </text:list-item>
        <text:list-item>
          <text:p text:style-name="P19">Dispositivos de almacenamiento de copias de seguridad</text:p>
        </text:list-item>
        <text:list-item>
          <text:p text:style-name="P19">Tipos de copias de seguridad</text:p>
        </text:list-item>
        <text:list-item>
          <text:p text:style-name="P19">Restauración de copias de seguridad</text:p>
        </text:list-item>
        <text:list-item>
          <text:p text:style-name="P19">Creación y restauración de copias de seguridad utilizando diferentes tipos de software cliente en distintos sistemas operativos.</text:p>
        </text:list-item>
      </text:list>
      <text:p text:style-name="P3"/>
      <text:p text:style-name="P4"/>
      <text:p text:style-name="P6">Teoría</text:p>
      <text:p text:style-name="P5"/>
      <text:p text:style-name="P7">Copias de seguridad</text:p>
      <text:p text:style-name="P5"/>
      <text:p text:style-name="P5">Las Copias de Seguridad son réplicas de datos que nos permiten recuperar la información original en caso de cualquier tipo de desastre</text:p>
      <text:p text:style-name="P3"><text:span text:style-name="T4">Antes de realizar una </text:span><text:span text:style-name="ACRONYM"><text:span text:style-name="T4">copia de seguridad</text:span></text:span><text:span text:style-name="T4"> hay que tener en cuenta una serie de aspectos:</text:span></text:p>
      <text:list xml:id="list2470116608166785496" text:style-name="L2">
        <text:list-item>
          <text:p text:style-name="P17">Tenemos que decidir <text:s/>qué guardar. En función de los archivos que consideres más importantes e irremplazables. Los programas los podemos recuperarlo con el CD original o descargarlo de la página del fabricante. </text:p>
        </text:list-item>
        <text:list-item>
          <text:p text:style-name="P17"><text:soft-page-break/>Hemos de calcular cuánto espacio de almacenamiento necesitamos. Si la cantidad de datos que a copiar en muy grande, quizá se necesite repartir la copia en varios dispositivos. </text:p>
        </text:list-item>
        <text:list-item>
          <text:p text:style-name="P17">Una vez calculado el espacio. Hemos de decidir cómo se van a distribuir los datos entre las diferentes opciones de almacenamiento disponibles. Una unidad de cintas, un <text:span text:style-name="ACRONYM">DVD</text:span>, varios <text:span text:style-name="ACRONYM">CDs</text:span>, un disco duro externo,… </text:p>
        </text:list-item>
        <text:list-item>
          <text:p text:style-name="P17">Se ha de establecer un criterio temporal y planificado para realizar las copias y automatizarlas. </text:p>
        </text:list-item>
        <text:list-item>
          <text:p text:style-name="P17">Independientemente del método elegido, es recomendable guardar al menos una copia de seguridad fuera del ordenador origen de los datos. </text:p>
        </text:list-item>
        <text:list-item>
          <text:p text:style-name="P20">Las copias han de almacenarse en un <text:s/>lugar seguro, para asegurarnos de que ante un incidente podamos recurrir a ellas fácilmente. Hemos de valorar quien puede acceder a ellas para asegurar su <text:span text:style-name="ACRONYM">confidencialidad</text:span></text:p>
        </text:list-item>
      </text:list>
      <text:p text:style-name="P15">Por tanto, es muy importante decidir el software para realizar copias de seguridad y el medio donde realizarlas, <text:span text:style-name="Strong_20_Emphasis">realizar la copia de seguridad y además disponer de un esquema que nos permita no perder información por muy reciente que sea</text:span> </text:p>
      <text:p text:style-name="P7">Tipos de copias de seguridad:</text:p>
      <text:p text:style-name="P5">En general, a la hora de realizar copias de seguridad estás pueden ser de los tres tipos siguientes. Explica para cada uno de ellos <text:span text:style-name="T2">en qué consisten</text:span> y <text:span text:style-name="T2">que necesitamos para recuperar</text:span> los datos en cada caso.</text:p>
      <text:p text:style-name="P9">a) Copia de seguridad completa</text:p>
      <table:table table:name="Tabla10" table:style-name="Tabla10">
        <table:table-column table:style-name="Tabla10.A"/>
        <table:table-row>
          <table:table-cell table:style-name="Tabla10.A1" office:value-type="string">
            <text:p text:style-name="P12"/>
          </table:table-cell>
        </table:table-row>
      </table:table>
      <text:p text:style-name="P9"/>
      <text:p text:style-name="P9">a) Copia de seguridad diferencial</text:p>
      <table:table table:name="Tabla1" table:style-name="Tabla1">
        <table:table-column table:style-name="Tabla1.A"/>
        <table:table-row>
          <table:table-cell table:style-name="Tabla1.A1" office:value-type="string">
            <text:p text:style-name="P12"/>
          </table:table-cell>
        </table:table-row>
      </table:table>
      <text:p text:style-name="P9"/>
      <text:p text:style-name="P9">c) Copia de seguridad incremental</text:p>
      <table:table table:name="Tabla2" table:style-name="Tabla2">
        <table:table-column table:style-name="Tabla2.A"/>
        <table:table-row>
          <table:table-cell table:style-name="Tabla2.A1" office:value-type="string">
            <text:p text:style-name="P12"/>
          </table:table-cell>
        </table:table-row>
      </table:table>
      <text:p text:style-name="P9"/>
      <text:p text:style-name="P9">Generalmente, se suele hacer una primera copia de seguridad completa y luego varias copias de seguridad incrementales o diferenciales según lo crítico que sea la información a almacenar. </text:p>
      <text:p text:style-name="P9">La frecuencia con la que se quiera hacer copias de seguridad, también depende de lo importante que sea la información a guardar; en grandes empresas que generan muchos datos todos los días, necesitarán realizar copias diarias, pero en ordenadores domésticos pueden ser semanales, quincenales o, como muy poco, mensuales.</text:p>
      <text:p text:style-name="P15">También algunas herramientas te permiten <text:span text:style-name="T2">sincronizar</text:span> los archivos indicados con los del dispositivo externo al realizar una copia de seguridad, de forma que si por ejemplo has eliminado un archivo, al hacer la copia de seguridad lo eliminaría también de allí, quedándote una copia exacta cada vez de lo que tienes en tu <text:soft-page-break/>ordenador.</text:p>
      <text:p text:style-name="P15"/>
      <text:p text:style-name="P8">Esquema de copias de seguridad</text:p>
      <text:p text:style-name="P9">Un esquema de copias de seguridad son las reglas de copiado que se establecen. Cuando se utilizan unidades de cinta para almacenar realizar copias de seguridad, uno de los esquemas más difundidos en el ámbito de las copias de seguridad es <text:span text:style-name="Strong_20_Emphasis">el esquema GFS (Grand father, Father, Son)</text:span>. </text:p>
      <text:p text:style-name="P9">¿En qué consiste?</text:p>
      <table:table table:name="Tabla3" table:style-name="Tabla3">
        <table:table-column table:style-name="Tabla3.A"/>
        <table:table-row>
          <table:table-cell table:style-name="Tabla3.A1" office:value-type="string">
            <text:p text:style-name="P12"/>
          </table:table-cell>
        </table:table-row>
      </table:table>
      <text:p text:style-name="P3"/>
      <text:p text:style-name="P9"/>
      <text:p text:style-name="P8">Restauración de datos de las copias de seguridad</text:p>
      <text:p text:style-name="P9">Después de diseñar e implementar <text:s/>un plan de ejecución adecuado y secuenciado de copias de seguridad es muy importante poder <text:span text:style-name="Strong_20_Emphasis">recuperar la información para que nuestra organización esté operativa lo antes posible</text:span>. Para ello debemos tener en cuenta algunos aspectos importantes:</text:p>
      <text:list xml:id="list8481920192757819896" text:style-name="L3">
        <text:list-item>
          <text:p text:style-name="P18"><text:span text:style-name="T1">Medio físico</text:span> en el que realizamos las copias de seguridad. No tendremos la misma velocidad de lectura escritura en un cinta magnética, DDS o DAT que en un CD o en un disco duro externo. A la hora de volver a restaurar los datos será igualmente importante desde donde los copiamos. </text:p>
          <text:p text:style-name="P18"/>
        </text:list-item>
        <text:list-item>
          <text:p text:style-name="P18"><text:span text:style-name="T1">Etiquetado del medio</text:span> ya sea a nivel lógico como a nivel físico. En este aspecto debemos tener en cuenta como llama el servidor al dispositivo de almacenamiento cuando quiere restaurar los datos. Esta bien que etiquetemos con nombres de día de la semana, o del mes, pero lo normal es que haya un número secuencial de etiquetado interno que será el que mande. Además debemos comprobar que el etiquetado lógico coincide con el físico, para conseguir una coherencia y no perder tiempo buscando en que cinta o dvd tenemos la información que necesitamos. </text:p>
          <text:p text:style-name="P18"/>
        </text:list-item>
        <text:list-item>
          <text:p text:style-name="P21"><text:span text:style-name="T1">Facilidad de restauración</text:span> que en este caso debemos comprobar tanto a la hora de realizar recuperación de archivos de copias incrementales como de copias completas. </text:p>
        </text:list-item>
      </text:list>
      <text:list xml:id="list8822629110493350465" text:style-name="L4">
        <text:list-item>
          <text:p text:style-name="P22"><text:span text:style-name="T1">Pruebas de restauración</text:span> es fundamental realizarlas periódicamente para comprobar no sólo que la copia se ejecuta correctamente sino que podemos recuperar distintos archivos con normalidad, que al fin y al cabo es el objetivo de esta tarea. </text:p>
        </text:list-item>
      </text:list>
      <text:p text:style-name="P15">Por lo tanto no podemos fijarnos sólo en la facilidad de creación de las tareas de copia, ejecución de las mismas y la consola del programa de copias de seguridad. También es muy importante la segunda parte de la tarea que consiste en <text:span text:style-name="Strong_20_Emphasis">restaurar los archivos del formato físico de copia a nuestro servidor</text:span> o equipo informático. Que se ejecute correctamente y en el menor tiempo posible son factores importantes a la hora de elegir uno u otro sistema de copia. </text:p>
      <text:p text:style-name="P9"><text:soft-page-break/></text:p>
      <text:p text:style-name="P9"/>
      <text:p text:style-name="P9"/>
      <text:p text:style-name="P9"/>
      <text:p text:style-name="P9"/>
      <text:p text:style-name="P9"/>
      <text:p text:style-name="P9"/>
      <text:p text:style-name="P6">Práctica</text:p>
      <text:p text:style-name="P5"/>
      <text:p text:style-name="P8">Windows</text:p>
      <text:p text:style-name="P10">Instalaremos un software cliente de gestión de copias de seguridad en una máquina virtual de Windows y lo configuraremos para que realice copias de seguridad periódicas de una carpeta de prueba en FREENAS</text:p>
      <text:p text:style-name="P11">Pasos</text:p>
      <text:p text:style-name="P10">1) En FreeNAS, crea un conjunto de datos de nombre <text:span text:style-name="T2">datos-smb</text:span> dentro del volumen creado en la actividad anterior <text:span text:style-name="T2">/mnt/datos</text:span> </text:p>
      <text:p text:style-name="P10">2) crea un usuario de nombre <text:span text:style-name="T2">usuario-smb</text:span> y contraseña <text:span text:style-name="T2">smr1234</text:span>. </text:p>
      <text:p text:style-name="P10">3) Cambia los permisos del conjunto de datos /mnt/datos/datos-smb, cambiando el propietario al usuario que acabas de crear <text:span text:style-name="T2">usuario-smb </text:span></text:p>
      <text:p text:style-name="P10">4) Instala en una máquina virtual de Windows 7 el software de gestión de copias de seguridad bonkey (necesitaras instalar previamente el JRE de Java de 32 o 64 bits, según sea el caso, para que funcione). Los podrás descargar de la carpeta de <text:s/>Intercambio/software/windows/bonkey</text:p>
      <text:p text:style-name="P10">5) Haz diferentes pruebas de copias de seguridad. Asegúrate de que las copias se crean en el servidor NAS. ¿Cómo restarurarías una copia de seguridad?</text:p>
      <text:p text:style-name="P3"><text:span text:style-name="T5">6) En FreeNAS, crea un conjunto de datos de nombre </text:span><text:span text:style-name="T6">datos-ssh</text:span><text:span text:style-name="T5"> dentro del volumen </text:span><text:span text:style-name="T6">/mnt/datos</text:span><text:span text:style-name="T5"> </text:span></text:p>
      <text:p text:style-name="P10">7) crea un usuario de nombre <text:span text:style-name="T2">usuario-ssh</text:span> y contraseña <text:span text:style-name="T2">smr1234</text:span>. Establece como su directorio personal <text:span text:style-name="T2">/mnt/datos/datos-ssh, </text:span><text:span text:style-name="T7">como</text:span><text:span text:style-name="T3"> Terminal bash </text:span>y asegúrate de que tiene permisos de escritura en su directorio personal. </text:p>
      <text:p text:style-name="P10">8) Cambia los permisos del conjunto de datos /mnt/datos/datos-ssh, cambiando el propietario al usuario que acabas de crear <text:span text:style-name="T2">usuario-ssh</text:span></text:p>
      <text:p text:style-name="P10">9) Realiza ahora copias de seguridad utilizando el mismo software bonkey con el protocolo sftp en el nuevo conjunto de datos de otra carpeta de pruebas de Windows.</text:p>
      <text:p text:style-name="P8">Ubuntu</text:p>
      <text:p text:style-name="P10">Como software cliente utilizaremos Simple backup. Realizaremos las mismas pruebas y en los mismos almacenamientos remotos que en el caso anterior. Simple Backup utiliza diferentes interfaces para realizar las copias y para restaurarlas. Además lo podemos usar con privilegios de usuario normal, pensado <text:soft-page-break/>para hacer copias de datos del usuario y como usuario administrados para hacer copias de datos del sistema.</text:p>
      <text:p text:style-name="P10">1) Instalación de Simple Backup</text:p>
      <text:p text:style-name="P14">$ sudo apt-get install sbackup</text:p>
      <text:p text:style-name="P13">2) Inicia Simple-backup-configuration para configurar las copias de segur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337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10-17T21:47:29</meta:creation-date>
    <dc:date>2016-11-17T12:55:01.980450820</dc:date>
    <meta:print-date>2006-12-12T00:09:40</meta:print-date>
    <dc:language>es-ES</dc:language>
    <meta:editing-cycles>65</meta:editing-cycles>
    <meta:editing-duration>P1DT3H17M7S</meta:editing-duration>
    <meta:document-statistic meta:table-count="4" meta:image-count="0" meta:object-count="0" meta:page-count="5" meta:paragraph-count="62" meta:word-count="1287" meta:character-count="7956" meta:non-whitespace-character-count="6724"/>
    <meta:user-defined meta:name="Info 1"/>
    <meta:user-defined meta:name="Info 2"/>
    <meta:user-defined meta:name="Info 3"/>
    <meta:user-defined meta:name="Info 4"/>
  </office:meta>
</office:document-meta>
</file>